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56cm"/>
    </style:style>
    <style:style style:name="co3" style:family="table-column">
      <style:table-column-properties fo:break-before="auto" style:column-width="2.279cm"/>
    </style:style>
    <style:style style:name="co4" style:family="table-column">
      <style:table-column-properties fo:break-before="auto" style:column-width="2.252cm"/>
    </style:style>
    <style:style style:name="co5" style:family="table-column">
      <style:table-column-properties fo:break-before="auto" style:column-width="3.334cm"/>
    </style:style>
    <style:style style:name="co6" style:family="table-column">
      <style:table-column-properties fo:break-before="auto" style:column-width="5.076cm"/>
    </style:style>
    <style:style style:name="co7" style:family="table-column">
      <style:table-column-properties fo:break-before="auto" style:column-width="3.168cm"/>
    </style:style>
    <style:style style:name="co8" style:family="table-column">
      <style:table-column-properties fo:break-before="auto" style:column-width="22.087cm"/>
    </style:style>
    <style:style style:name="co9" style:family="table-column">
      <style:table-column-properties fo:break-before="auto" style:column-width="2.168cm"/>
    </style:style>
    <style:style style:name="co10" style:family="table-column">
      <style:table-column-properties fo:break-before="auto" style:column-width="5.22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ackground-color="#cccccc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Local search algorithms and test them on the Traveling Salesman Problem (TSP) between a few dozen US state capitals 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Succsssor: successors_with_permutations_calculated_distance_ordering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lgorithm</text:p>
          </table:table-cell>
          <table:table-cell office:value-type="string">
            <text:p>No. of Cities</text:p>
          </table:table-cell>
          <table:table-cell office:value-type="string">
            <text:p>Path Length</text:p>
          </table:table-cell>
          <table:table-cell office:value-type="string">
            <text:p>Elapsed Time (ms)</text:p>
          </table:table-cell>
          <table:table-cell office:value-type="string">
            <text:p>Parameters</text:p>
          </table:table-cell>
          <table:table-cell office:value-type="string">
            <text:p>Problem Distance</text:p>
          </table:table-cell>
          <table:table-cell office:value-type="string">
            <text:p>Problem Successor</text:p>
          </table:table-cell>
          <table:table-cell office:value-type="string">
            <text:p>Sampling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/>
          <table:table-cell table:style-name="ce1" office:value-type="string">
            <text:p>Hill Climing</text:p>
          </table:table-cell>
          <table:table-cell table:style-name="ce1" table:number-columns-repeated="7"/>
          <table:table-cell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822.91">
            <text:p>822.91</text:p>
          </table:table-cell>
          <table:table-cell office:value-type="float" office:value="5.3">
            <text:p>5.3</text:p>
          </table:table-cell>
          <table:table-cell office:value-type="string">
            <text:p>epochs=100</text:p>
          </table:table-cell>
          <table:table-cell office:value-type="string">
            <text:p>Euclidean</text:p>
          </table:table-cell>
          <table:table-cell office:value-type="string">
            <text:p>Permutations (interval=num_cities/2+1)</text:p>
          </table:table-cell>
          <table:table-cell office:value-type="string">
            <text:p>10 samples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float" office:value="1410.66">
            <text:p>1410.66</text:p>
          </table:table-cell>
          <table:table-cell office:value-type="float" office:value="57.68">
            <text:p>57.68</text:p>
          </table:table-cell>
          <table:table-cell office:value-type="string">
            <text:p>epochs=100</text:p>
          </table:table-cell>
          <table:table-cell office:value-type="string">
            <text:p>Euclidean</text:p>
          </table:table-cell>
          <table:table-cell office:value-type="string">
            <text:p>Permutations (interval=num_cities/2+1)</text:p>
          </table:table-cell>
          <table:table-cell office:value-type="string">
            <text:p>10 sample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float" office:value="3203.04">
            <text:p>3203.04</text:p>
          </table:table-cell>
          <table:table-cell office:value-type="float" office:value="3171.54">
            <text:p>3171.54</text:p>
          </table:table-cell>
          <table:table-cell office:value-type="string">
            <text:p>epochs=100</text:p>
          </table:table-cell>
          <table:table-cell office:value-type="string">
            <text:p>Euclidean</text:p>
          </table:table-cell>
          <table:table-cell office:value-type="string">
            <text:p>Permutations (interval=num_cities/2+1)</text:p>
          </table:table-cell>
          <table:table-cell office:value-type="string">
            <text:p>10 sample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float" office:value="3457.8">
            <text:p>3457.8</text:p>
          </table:table-cell>
          <table:table-cell office:value-type="float" office:value="266466.19">
            <text:p>266466.19</text:p>
          </table:table-cell>
          <table:table-cell office:value-type="string">
            <text:p>epochs=100</text:p>
          </table:table-cell>
          <table:table-cell office:value-type="string">
            <text:p>Euclidean</text:p>
          </table:table-cell>
          <table:table-cell office:value-type="string">
            <text:p>Permutations (interval=num_cities/2+1)</text:p>
          </table:table-cell>
          <table:table-cell office:value-type="string">
            <text:p>4 samples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822.91">
            <text:p>822.91</text:p>
          </table:table-cell>
          <table:table-cell office:value-type="float" office:value="4.5">
            <text:p>4.5</text:p>
          </table:table-cell>
          <table:table-cell office:value-type="string">
            <text:p>epochs=100</text:p>
          </table:table-cell>
          <table:table-cell office:value-type="string">
            <text:p>Euclidean</text:p>
          </table:table-cell>
          <table:table-cell office:value-type="string">
            <text:p>Inverse_rotate (interval=num_cities/2+1)</text:p>
          </table:table-cell>
          <table:table-cell office:value-type="string">
            <text:p>10 samples</text:p>
          </table:table-cell>
          <table:table-cell/>
        </table:table-row>
        <table:table-row table:style-name="ro2">
          <table:table-cell table:number-columns-repeated="2"/>
          <table:table-cell office:value-type="float" office:value="7">
            <text:p>7</text:p>
          </table:table-cell>
          <table:table-cell office:value-type="float" office:value="1551.48">
            <text:p>1551.48</text:p>
          </table:table-cell>
          <table:table-cell office:value-type="float" office:value="6.64">
            <text:p>6.64</text:p>
          </table:table-cell>
          <table:table-cell office:value-type="string">
            <text:p>epochs=100</text:p>
          </table:table-cell>
          <table:table-cell office:value-type="string">
            <text:p>Euclidean</text:p>
          </table:table-cell>
          <table:table-cell office:value-type="string">
            <text:p>Inverse_rotate (interval=num_cities/2+1)</text:p>
          </table:table-cell>
          <table:table-cell office:value-type="string">
            <text:p>10 sample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float" office:value="3672.24">
            <text:p>3672.24</text:p>
          </table:table-cell>
          <table:table-cell office:value-type="float" office:value="10.53">
            <text:p>10.53</text:p>
          </table:table-cell>
          <table:table-cell office:value-type="string">
            <text:p>epochs=100</text:p>
          </table:table-cell>
          <table:table-cell office:value-type="string">
            <text:p>Euclidean</text:p>
          </table:table-cell>
          <table:table-cell office:value-type="string">
            <text:p>Inverse_rotate (interval=num_cities/2+1)</text:p>
          </table:table-cell>
          <table:table-cell office:value-type="string">
            <text:p>10 sample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float" office:value="4532.32">
            <text:p>4532.32</text:p>
          </table:table-cell>
          <table:table-cell office:value-type="float" office:value="14.56">
            <text:p>14.56</text:p>
          </table:table-cell>
          <table:table-cell office:value-type="string">
            <text:p>epochs=100</text:p>
          </table:table-cell>
          <table:table-cell office:value-type="string">
            <text:p>Euclidean</text:p>
          </table:table-cell>
          <table:table-cell office:value-type="string">
            <text:p>Inverse_rotate (interval=num_cities/2+1)</text:p>
          </table:table-cell>
          <table:table-cell office:value-type="string">
            <text:p>10 samples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office:value-type="float" office:value="6046.94">
            <text:p>6046.94</text:p>
          </table:table-cell>
          <table:table-cell office:value-type="float" office:value="24.3">
            <text:p>24.3</text:p>
          </table:table-cell>
          <table:table-cell office:value-type="string">
            <text:p>epochs=100</text:p>
          </table:table-cell>
          <table:table-cell office:value-type="string">
            <text:p>Euclidean</text:p>
          </table:table-cell>
          <table:table-cell office:value-type="string">
            <text:p>Inverse_rotate (interval=num_cities/2+1)</text:p>
          </table:table-cell>
          <table:table-cell office:value-type="string">
            <text:p>10 samples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822.91">
            <text:p>822.91</text:p>
          </table:table-cell>
          <table:table-cell office:value-type="float" office:value="7.58">
            <text:p>7.58</text:p>
          </table:table-cell>
          <table:table-cell office:value-type="string">
            <text:p>epochs=100</text:p>
          </table:table-cell>
          <table:table-cell office:value-type="string">
            <text:p>Euclidean</text:p>
          </table:table-cell>
          <table:table-cell office:value-type="string">
            <text:p>calculated_distance_ordering (interval=num_cities/2+1, cutoff_length=9, cutoff_perms=25)</text:p>
          </table:table-cell>
          <table:table-cell office:value-type="string">
            <text:p>10 samples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float" office:value="1410.66">
            <text:p>1410.66</text:p>
          </table:table-cell>
          <table:table-cell office:value-type="float" office:value="117.03">
            <text:p>117.03</text:p>
          </table:table-cell>
          <table:table-cell office:value-type="string">
            <text:p>epochs=100</text:p>
          </table:table-cell>
          <table:table-cell office:value-type="string">
            <text:p>Euclidean</text:p>
          </table:table-cell>
          <table:table-cell office:value-type="string">
            <text:p>calculated_distance_ordering (interval=num_cities/2+1, cutoff_length=9, cutoff_perms=25)</text:p>
          </table:table-cell>
          <table:table-cell office:value-type="string">
            <text:p>10 sample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float" office:value="3070.79">
            <text:p>3070.79</text:p>
          </table:table-cell>
          <table:table-cell office:value-type="float" office:value="6182.14">
            <text:p>6182.14</text:p>
          </table:table-cell>
          <table:table-cell office:value-type="string">
            <text:p>epochs=100</text:p>
          </table:table-cell>
          <table:table-cell office:value-type="string">
            <text:p>Euclidean</text:p>
          </table:table-cell>
          <table:table-cell office:value-type="string">
            <text:p>calculated_distance_ordering (interval=num_cities/2+1, cutoff_length=9, cutoff_perms=25)</text:p>
          </table:table-cell>
          <table:table-cell office:value-type="string">
            <text:p>10 sample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float" office:value="3088.13">
            <text:p>3088.13</text:p>
          </table:table-cell>
          <table:table-cell office:value-type="float" office:value="617239.93">
            <text:p>617239.93</text:p>
          </table:table-cell>
          <table:table-cell office:value-type="string">
            <text:p>epochs=100</text:p>
          </table:table-cell>
          <table:table-cell office:value-type="string">
            <text:p>Euclidean</text:p>
          </table:table-cell>
          <table:table-cell office:value-type="string">
            <text:p>calculated_distance_ordering (interval=num_cities/2+1, cutoff_length=9, cutoff_perms=25)</text:p>
          </table:table-cell>
          <table:table-cell office:value-type="string">
            <text:p>4 samples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822.91">
            <text:p>822.91</text:p>
          </table:table-cell>
          <table:table-cell office:value-type="float" office:value="8.58">
            <text:p>8.58</text:p>
          </table:table-cell>
          <table:table-cell office:value-type="string">
            <text:p>epochs=100</text:p>
          </table:table-cell>
          <table:table-cell office:value-type="string">
            <text:p>Euclidean</text:p>
          </table:table-cell>
          <table:table-cell office:value-type="string">
            <text:p>calculated_distance_ordering (interval=num_cities/2+1, cutoff_length=7, cutoff_perms=1000)</text:p>
          </table:table-cell>
          <table:table-cell office:value-type="string">
            <text:p>10 samples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float" office:value="1410.66">
            <text:p>1410.66</text:p>
          </table:table-cell>
          <table:table-cell office:value-type="float" office:value="161.47">
            <text:p>161.47</text:p>
          </table:table-cell>
          <table:table-cell office:value-type="string">
            <text:p>epochs=100</text:p>
          </table:table-cell>
          <table:table-cell office:value-type="string">
            <text:p>Euclidean</text:p>
          </table:table-cell>
          <table:table-cell office:value-type="string">
            <text:p>calculated_distance_ordering (interval=num_cities/2+1, cutoff_length=7, cutoff_perms=1000)</text:p>
          </table:table-cell>
          <table:table-cell office:value-type="string">
            <text:p>10 sample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float" office:value="3070.79">
            <text:p>3070.79</text:p>
          </table:table-cell>
          <table:table-cell office:value-type="float" office:value="7093.27">
            <text:p>7093.27</text:p>
          </table:table-cell>
          <table:table-cell office:value-type="string">
            <text:p>epochs=100</text:p>
          </table:table-cell>
          <table:table-cell office:value-type="string">
            <text:p>Euclidean</text:p>
          </table:table-cell>
          <table:table-cell office:value-type="string">
            <text:p>calculated_distance_ordering (interval=num_cities/2+1, cutoff_length=7, cutoff_perms=1000)</text:p>
          </table:table-cell>
          <table:table-cell office:value-type="string">
            <text:p>10 sample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float" office:value="3784.84">
            <text:p>3784.84</text:p>
          </table:table-cell>
          <table:table-cell office:value-type="float" office:value="7171.08">
            <text:p>7171.08</text:p>
          </table:table-cell>
          <table:table-cell office:value-type="string">
            <text:p>epochs=100</text:p>
          </table:table-cell>
          <table:table-cell office:value-type="string">
            <text:p>Euclidean</text:p>
          </table:table-cell>
          <table:table-cell office:value-type="string">
            <text:p>calculated_distance_ordering (interval=num_cities/2+1, cutoff_length=7, cutoff_perms=1000)</text:p>
          </table:table-cell>
          <table:table-cell office:value-type="string">
            <text:p>10 samples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office:value-type="float" office:value="5260.44">
            <text:p>5260.44</text:p>
          </table:table-cell>
          <table:table-cell office:value-type="float" office:value="7353.31">
            <text:p>7353.31</text:p>
          </table:table-cell>
          <table:table-cell office:value-type="string">
            <text:p>epochs=100</text:p>
          </table:table-cell>
          <table:table-cell office:value-type="string">
            <text:p>Euclidean</text:p>
          </table:table-cell>
          <table:table-cell office:value-type="string">
            <text:p>calculated_distance_ordering (interval=num_cities/2+1, cutoff_length=7, cutoff_perms=1000)</text:p>
          </table:table-cell>
          <table:table-cell office:value-type="string">
            <text:p>10 samples</text:p>
          </table:table-cell>
          <table:table-cell/>
        </table:table-row>
        <table:table-row table:style-name="ro3">
          <table:table-cell table:number-columns-repeated="2"/>
          <table:table-cell office:value-type="float" office:value="4">
            <text:p>4</text:p>
          </table:table-cell>
          <table:table-cell office:value-type="float" office:value="822.91">
            <text:p>822.91</text:p>
          </table:table-cell>
          <table:table-cell office:value-type="float" office:value="8.76">
            <text:p>8.76</text:p>
          </table:table-cell>
          <table:table-cell office:value-type="string">
            <text:p>epochs=100</text:p>
          </table:table-cell>
          <table:table-cell office:value-type="string">
            <text:p>Euclidean</text:p>
          </table:table-cell>
          <table:table-cell office:value-type="string">
            <text:p>calculated_distance_ordering (interval=num_cities/2+1, cutoff_length=7, cutoff_perms=1000)</text:p>
            <text:p>With feedback per iterration</text:p>
          </table:table-cell>
          <table:table-cell office:value-type="string">
            <text:p>10 samples</text:p>
          </table:table-cell>
          <table:table-cell/>
        </table:table-row>
        <table:table-row table:style-name="ro3">
          <table:table-cell table:number-columns-repeated="2"/>
          <table:table-cell office:value-type="float" office:value="7">
            <text:p>7</text:p>
          </table:table-cell>
          <table:table-cell office:value-type="float" office:value="1410.66">
            <text:p>1410.66</text:p>
          </table:table-cell>
          <table:table-cell office:value-type="float" office:value="160.42">
            <text:p>160.42</text:p>
          </table:table-cell>
          <table:table-cell office:value-type="string">
            <text:p>epochs=100</text:p>
          </table:table-cell>
          <table:table-cell office:value-type="string">
            <text:p>Euclidean</text:p>
          </table:table-cell>
          <table:table-cell office:value-type="string">
            <text:p>calculated_distance_ordering (interval=num_cities/2+1, cutoff_length=7, cutoff_perms=1000)</text:p>
            <text:p>With feedback per iterration</text:p>
          </table:table-cell>
          <table:table-cell office:value-type="string">
            <text:p>10 samples</text:p>
          </table:table-cell>
          <table:table-cell/>
        </table:table-row>
        <table:table-row table:style-name="ro3">
          <table:table-cell table:number-columns-repeated="2"/>
          <table:table-cell office:value-type="float" office:value="12">
            <text:p>12</text:p>
          </table:table-cell>
          <table:table-cell office:value-type="float" office:value="3093.52">
            <text:p>3093.52</text:p>
          </table:table-cell>
          <table:table-cell office:value-type="float" office:value="7105.58">
            <text:p>7105.58</text:p>
          </table:table-cell>
          <table:table-cell office:value-type="string">
            <text:p>epochs=100</text:p>
          </table:table-cell>
          <table:table-cell office:value-type="string">
            <text:p>Euclidean</text:p>
          </table:table-cell>
          <table:table-cell office:value-type="string">
            <text:p>calculated_distance_ordering (interval=num_cities/2+1, cutoff_length=7, cutoff_perms=1000)</text:p>
            <text:p>With feedback per iterration</text:p>
          </table:table-cell>
          <table:table-cell office:value-type="string">
            <text:p>10 samples</text:p>
          </table:table-cell>
          <table:table-cell/>
        </table:table-row>
        <table:table-row table:style-name="ro3">
          <table:table-cell table:number-columns-repeated="2"/>
          <table:table-cell office:value-type="float" office:value="16">
            <text:p>16</text:p>
          </table:table-cell>
          <table:table-cell office:value-type="float" office:value="3784.84">
            <text:p>3784.84</text:p>
          </table:table-cell>
          <table:table-cell office:value-type="float" office:value="7156.95">
            <text:p>7156.95</text:p>
          </table:table-cell>
          <table:table-cell office:value-type="string">
            <text:p>epochs=100</text:p>
          </table:table-cell>
          <table:table-cell office:value-type="string">
            <text:p>Euclidean</text:p>
          </table:table-cell>
          <table:table-cell office:value-type="string">
            <text:p>calculated_distance_ordering (interval=num_cities/2+1, cutoff_length=7, cutoff_perms=1000)</text:p>
            <text:p>With feedback per iterration</text:p>
          </table:table-cell>
          <table:table-cell office:value-type="string">
            <text:p>10 samples</text:p>
          </table:table-cell>
          <table:table-cell/>
        </table:table-row>
        <table:table-row table:style-name="ro3">
          <table:table-cell table:number-columns-repeated="2"/>
          <table:table-cell office:value-type="float" office:value="24">
            <text:p>24</text:p>
          </table:table-cell>
          <table:table-cell office:value-type="float" office:value="5260.44">
            <text:p>5260.44</text:p>
          </table:table-cell>
          <table:table-cell office:value-type="float" office:value="7370.56">
            <text:p>7370.56</text:p>
          </table:table-cell>
          <table:table-cell office:value-type="string">
            <text:p>epochs=100</text:p>
          </table:table-cell>
          <table:table-cell office:value-type="string">
            <text:p>Euclidean</text:p>
          </table:table-cell>
          <table:table-cell office:value-type="string">
            <text:p>calculated_distance_ordering (interval=num_cities/2+1, cutoff_length=7, cutoff_perms=1000)</text:p>
            <text:p>With feedback per iterration</text:p>
          </table:table-cell>
          <table:table-cell office:value-type="string">
            <text:p>10 sample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float" office:value="1410.66">
            <text:p>1410.66</text:p>
          </table:table-cell>
          <table:table-cell office:value-type="float" office:value="1603.36">
            <text:p>1603.36</text:p>
          </table:table-cell>
          <table:table-cell office:value-type="string">
            <text:p>Epochs=1000</text:p>
          </table:table-cell>
          <table:table-cell office:value-type="string">
            <text:p>Euclidean</text:p>
          </table:table-cell>
          <table:table-cell office:value-type="string">
            <text:p>calculated_distance_ordering (interval=num_cities/2+1, cutoff_length=7, cutoff_perms=1000)</text:p>
          </table:table-cell>
          <table:table-cell office:value-type="string">
            <text:p>10 samples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float" office:value="1410.66">
            <text:p>1410.66</text:p>
          </table:table-cell>
          <table:table-cell office:value-type="float" office:value="15987.15">
            <text:p>15987.15</text:p>
          </table:table-cell>
          <table:table-cell office:value-type="string">
            <text:p>Epochs=10000</text:p>
          </table:table-cell>
          <table:table-cell office:value-type="string">
            <text:p>Euclidean</text:p>
          </table:table-cell>
          <table:table-cell office:value-type="string">
            <text:p>calculated_distance_ordering (interval=num_cities/2+1, cutoff_length=7, cutoff_perms=1000)</text:p>
          </table:table-cell>
          <table:table-cell office:value-type="string">
            <text:p>10 samples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float" office:value="1227.97">
            <text:p>1227.97</text:p>
          </table:table-cell>
          <table:table-cell office:value-type="float" office:value="93319.15">
            <text:p>93319.15</text:p>
          </table:table-cell>
          <table:table-cell office:value-type="string">
            <text:p>Epochs=1000</text:p>
          </table:table-cell>
          <table:table-cell office:value-type="string">
            <text:p>Euclidean</text:p>
          </table:table-cell>
          <table:table-cell office:value-type="string">
            <text:p>calculated_distance_ordering (interval=num_cities, cutoff_length=7, cutoff_perms=10000)</text:p>
          </table:table-cell>
          <table:table-cell office:value-type="string">
            <text:p>10 samples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822.91">
            <text:p>822.91</text:p>
          </table:table-cell>
          <table:table-cell office:value-type="float" office:value="13.51">
            <text:p>13.51</text:p>
          </table:table-cell>
          <table:table-cell office:value-type="string">
            <text:p>epochs=100</text:p>
          </table:table-cell>
          <table:table-cell office:value-type="string">
            <text:p>Euclidean</text:p>
          </table:table-cell>
          <table:table-cell office:value-type="string">
            <text:p>successors_with_calculated_distance_ordering_plus_random_shuffeling (interval=num_cities/2+1, cutoff_length=7, cutoff_perms=100)</text:p>
          </table:table-cell>
          <table:table-cell office:value-type="string">
            <text:p>10 samples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float" office:value="1227.97">
            <text:p>1227.97</text:p>
          </table:table-cell>
          <table:table-cell office:value-type="float" office:value="301.5">
            <text:p>301.5</text:p>
          </table:table-cell>
          <table:table-cell office:value-type="string">
            <text:p>epochs=100</text:p>
          </table:table-cell>
          <table:table-cell office:value-type="string">
            <text:p>Euclidean</text:p>
          </table:table-cell>
          <table:table-cell office:value-type="string">
            <text:p>successors_with_calculated_distance_ordering_plus_random_shuffeling (interval=num_cities/2+1, cutoff_length=7, cutoff_perms=100)</text:p>
          </table:table-cell>
          <table:table-cell office:value-type="string">
            <text:p>10 sample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float" office:value="1903.27">
            <text:p>1903.27</text:p>
          </table:table-cell>
          <table:table-cell office:value-type="float" office:value="6877.12">
            <text:p>6877.12</text:p>
          </table:table-cell>
          <table:table-cell office:value-type="string">
            <text:p>epochs=100</text:p>
          </table:table-cell>
          <table:table-cell office:value-type="string">
            <text:p>Euclidean</text:p>
          </table:table-cell>
          <table:table-cell office:value-type="string">
            <text:p>successors_with_calculated_distance_ordering_plus_random_shuffeling (interval=num_cities/2+1, cutoff_length=7, cutoff_perms=100)</text:p>
          </table:table-cell>
          <table:table-cell office:value-type="string">
            <text:p>10 sample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float" office:value="2475.43">
            <text:p>2475.43</text:p>
          </table:table-cell>
          <table:table-cell office:value-type="float" office:value="6993.23">
            <text:p>6993.23</text:p>
          </table:table-cell>
          <table:table-cell office:value-type="string">
            <text:p>epochs=100</text:p>
          </table:table-cell>
          <table:table-cell office:value-type="string">
            <text:p>Euclidean</text:p>
          </table:table-cell>
          <table:table-cell office:value-type="string">
            <text:p>successors_with_calculated_distance_ordering_plus_random_shuffeling (interval=num_cities/2+1, cutoff_length=7, cutoff_perms=100)</text:p>
          </table:table-cell>
          <table:table-cell office:value-type="string">
            <text:p>10 samples</text:p>
          </table:table-cell>
          <table:table-cell/>
        </table:table-row>
        <table:table-row table:style-name="ro4">
          <table:table-cell table:number-columns-repeated="2"/>
          <table:table-cell office:value-type="float" office:value="24">
            <text:p>24</text:p>
          </table:table-cell>
          <table:table-cell office:value-type="float" office:value="3707.13">
            <text:p>3707.13</text:p>
          </table:table-cell>
          <table:table-cell office:value-type="float" office:value="7629.73">
            <text:p>7629.73</text:p>
          </table:table-cell>
          <table:table-cell office:value-type="string">
            <text:p>epochs=100</text:p>
          </table:table-cell>
          <table:table-cell office:value-type="string">
            <text:p>Euclidean</text:p>
          </table:table-cell>
          <table:table-cell office:value-type="string">
            <text:p>successors_with_calculated_distance_ordering_plus_random_shuffeling (interval=num_cities/2+1, cutoff_length=7, cutoff_perms=100)</text:p>
          </table:table-cell>
          <table:table-cell office:value-type="string">
            <text:p>10 samples</text:p>
          </table:table-cell>
          <table:table-cell/>
        </table:table-row>
        <table:table-row table:style-name="ro4">
          <table:table-cell table:number-columns-repeated="2"/>
          <table:table-cell office:value-type="float" office:value="30">
            <text:p>30</text:p>
          </table:table-cell>
          <table:table-cell office:value-type="float" office:value="5307.33">
            <text:p>5307.33</text:p>
          </table:table-cell>
          <table:table-cell office:value-type="float" office:value="7374.34">
            <text:p>7374.34</text:p>
          </table:table-cell>
          <table:table-cell office:value-type="string">
            <text:p>epochs=100</text:p>
          </table:table-cell>
          <table:table-cell office:value-type="string">
            <text:p>Euclidean</text:p>
          </table:table-cell>
          <table:table-cell office:value-type="string">
            <text:p>successors_with_calculated_distance_ordering_plus_random_shuffeling (interval=num_cities/2+1, cutoff_length=7, cutoff_perms=100)</text:p>
          </table:table-cell>
          <table:table-cell office:value-type="string">
            <text:p>10 samples</text:p>
          </table:table-cell>
          <table:table-cell/>
        </table:table-row>
        <table:table-row table:style-name="ro4" table:number-rows-repeated="2">
          <table:table-cell table:number-columns-repeated="10"/>
        </table:table-row>
        <table:table-row table:style-name="ro1">
          <table:table-cell table:style-name="ce2"/>
          <table:table-cell table:style-name="ce2" office:value-type="string">
            <text:p>Local Beam</text:p>
          </table:table-cell>
          <table:table-cell table:style-name="ce2" table:number-columns-repeated="7"/>
          <table:table-cell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822.91">
            <text:p>822.91</text:p>
          </table:table-cell>
          <table:table-cell office:value-type="float" office:value="77.16">
            <text:p>77.16</text:p>
          </table:table-cell>
          <table:table-cell office:value-type="string">
            <text:p>Epochs=100, beamWidth=5</text:p>
          </table:table-cell>
          <table:table-cell office:value-type="string">
            <text:p>Euclidean</text:p>
          </table:table-cell>
          <table:table-cell office:value-type="string">
            <text:p>calculated_distance_ordering (interval=num_cities/2+1, cutoff_length=7, cutoff_perms=100)</text:p>
          </table:table-cell>
          <table:table-cell office:value-type="string">
            <text:p>10 samples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float" office:value="1410.66">
            <text:p>1410.66</text:p>
          </table:table-cell>
          <table:table-cell office:value-type="float" office:value="829.11">
            <text:p>829.11</text:p>
          </table:table-cell>
          <table:table-cell office:value-type="string">
            <text:p>Epochs=100, beamWidth=5</text:p>
          </table:table-cell>
          <table:table-cell office:value-type="string">
            <text:p>Euclidean</text:p>
          </table:table-cell>
          <table:table-cell office:value-type="string">
            <text:p>calculated_distance_ordering (interval=num_cities/2+1, cutoff_length=7, cutoff_perms=100)</text:p>
          </table:table-cell>
          <table:table-cell office:value-type="string">
            <text:p>10 sample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float" office:value="3070.79">
            <text:p>3070.79</text:p>
          </table:table-cell>
          <table:table-cell office:value-type="float" office:value="32009.52">
            <text:p>32009.52</text:p>
          </table:table-cell>
          <table:table-cell office:value-type="string">
            <text:p>Epochs=100, beamWidth=5</text:p>
          </table:table-cell>
          <table:table-cell office:value-type="string">
            <text:p>Euclidean</text:p>
          </table:table-cell>
          <table:table-cell office:value-type="string">
            <text:p>calculated_distance_ordering (interval=num_cities/2+1, cutoff_length=7, cutoff_perms=100)</text:p>
          </table:table-cell>
          <table:table-cell office:value-type="string">
            <text:p>10 sample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float" office:value="3784.84">
            <text:p>3784.84</text:p>
          </table:table-cell>
          <table:table-cell office:value-type="float" office:value="32985.34">
            <text:p>32985.34</text:p>
          </table:table-cell>
          <table:table-cell office:value-type="string">
            <text:p>Epochs=100, beamWidth=5</text:p>
          </table:table-cell>
          <table:table-cell office:value-type="string">
            <text:p>Euclidean</text:p>
          </table:table-cell>
          <table:table-cell office:value-type="string">
            <text:p>calculated_distance_ordering (interval=num_cities/2+1, cutoff_length=7, cutoff_perms=100)</text:p>
          </table:table-cell>
          <table:table-cell office:value-type="string">
            <text:p>10 samples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office:value-type="float" office:value="5260.44">
            <text:p>5260.44</text:p>
          </table:table-cell>
          <table:table-cell office:value-type="float" office:value="32524.74">
            <text:p>32524.74</text:p>
          </table:table-cell>
          <table:table-cell office:value-type="string">
            <text:p>Epochs=100, beamWidth=5</text:p>
          </table:table-cell>
          <table:table-cell office:value-type="string">
            <text:p>Euclidean</text:p>
          </table:table-cell>
          <table:table-cell office:value-type="string">
            <text:p>calculated_distance_ordering (interval=num_cities/2+1, cutoff_length=7, cutoff_perms=100)</text:p>
          </table:table-cell>
          <table:table-cell office:value-type="string">
            <text:p>10 samples</text:p>
          </table:table-cell>
          <table:table-cell/>
        </table:table-row>
        <table:table-row table:style-name="ro3">
          <table:table-cell table:number-columns-repeated="2"/>
          <table:table-cell office:value-type="float" office:value="4">
            <text:p>4</text:p>
          </table:table-cell>
          <table:table-cell office:value-type="float" office:value="822.91">
            <text:p>822.91</text:p>
          </table:table-cell>
          <table:table-cell office:value-type="float" office:value="74.79">
            <text:p>74.79</text:p>
          </table:table-cell>
          <table:table-cell office:value-type="string">
            <text:p>Epochs=100, beamWidth=5</text:p>
            <text:p>Inital random shuffle</text:p>
          </table:table-cell>
          <table:table-cell office:value-type="string">
            <text:p>Euclidean</text:p>
          </table:table-cell>
          <table:table-cell office:value-type="string">
            <text:p>calculated_distance_ordering (interval=num_cities/2+1, cutoff_length=7, cutoff_perms=100)</text:p>
          </table:table-cell>
          <table:table-cell office:value-type="string">
            <text:p>10 samples</text:p>
          </table:table-cell>
          <table:table-cell/>
        </table:table-row>
        <table:table-row table:style-name="ro3">
          <table:table-cell table:number-columns-repeated="2"/>
          <table:table-cell office:value-type="float" office:value="7">
            <text:p>7</text:p>
          </table:table-cell>
          <table:table-cell office:value-type="float" office:value="1227.97">
            <text:p>1227.97</text:p>
          </table:table-cell>
          <table:table-cell office:value-type="float" office:value="821.79">
            <text:p>821.79</text:p>
          </table:table-cell>
          <table:table-cell office:value-type="string">
            <text:p>Epochs=100, beamWidth=5</text:p>
            <text:p>Inital random shuffle</text:p>
          </table:table-cell>
          <table:table-cell office:value-type="string">
            <text:p>Euclidean</text:p>
          </table:table-cell>
          <table:table-cell office:value-type="string">
            <text:p>calculated_distance_ordering (interval=num_cities/2+1, cutoff_length=7, cutoff_perms=100)</text:p>
          </table:table-cell>
          <table:table-cell office:value-type="string">
            <text:p>10 samples</text:p>
          </table:table-cell>
          <table:table-cell/>
        </table:table-row>
        <table:table-row table:style-name="ro3">
          <table:table-cell table:number-columns-repeated="2"/>
          <table:table-cell office:value-type="float" office:value="12">
            <text:p>12</text:p>
          </table:table-cell>
          <table:table-cell office:value-type="float" office:value="1993.97">
            <text:p>1993.97</text:p>
          </table:table-cell>
          <table:table-cell office:value-type="float" office:value="32196.06">
            <text:p>32196.06</text:p>
          </table:table-cell>
          <table:table-cell office:value-type="string">
            <text:p>Epochs=100, beamWidth=5</text:p>
            <text:p>Inital random shuffle</text:p>
          </table:table-cell>
          <table:table-cell office:value-type="string">
            <text:p>Euclidean</text:p>
          </table:table-cell>
          <table:table-cell office:value-type="string">
            <text:p>calculated_distance_ordering (interval=num_cities/2+1, cutoff_length=7, cutoff_perms=100)</text:p>
          </table:table-cell>
          <table:table-cell office:value-type="string">
            <text:p>10 samples</text:p>
          </table:table-cell>
          <table:table-cell/>
        </table:table-row>
        <table:table-row table:style-name="ro3">
          <table:table-cell table:number-columns-repeated="2"/>
          <table:table-cell office:value-type="float" office:value="16">
            <text:p>16</text:p>
          </table:table-cell>
          <table:table-cell office:value-type="float" office:value="2519.37">
            <text:p>2519.37</text:p>
          </table:table-cell>
          <table:table-cell office:value-type="float" office:value="32795.22">
            <text:p>32795.22</text:p>
          </table:table-cell>
          <table:table-cell office:value-type="string">
            <text:p>Epochs=100, beamWidth=5</text:p>
            <text:p>Inital random shuffle</text:p>
          </table:table-cell>
          <table:table-cell office:value-type="string">
            <text:p>Euclidean</text:p>
          </table:table-cell>
          <table:table-cell office:value-type="string">
            <text:p>calculated_distance_ordering (interval=num_cities/2+1, cutoff_length=7, cutoff_perms=100)</text:p>
          </table:table-cell>
          <table:table-cell office:value-type="string">
            <text:p>10 samples</text:p>
          </table:table-cell>
          <table:table-cell/>
        </table:table-row>
        <table:table-row table:style-name="ro3">
          <table:table-cell table:number-columns-repeated="2"/>
          <table:table-cell office:value-type="float" office:value="24">
            <text:p>24</text:p>
          </table:table-cell>
          <table:table-cell office:value-type="float" office:value="3868.5">
            <text:p>3868.5</text:p>
          </table:table-cell>
          <table:table-cell office:value-type="float" office:value="32459.74">
            <text:p>32459.74</text:p>
          </table:table-cell>
          <table:table-cell office:value-type="string">
            <text:p>Epochs=100, beamWidth=5</text:p>
            <text:p>Inital random shuffle</text:p>
          </table:table-cell>
          <table:table-cell office:value-type="string">
            <text:p>Euclidean</text:p>
          </table:table-cell>
          <table:table-cell office:value-type="string">
            <text:p>calculated_distance_ordering (interval=num_cities/2+1, cutoff_length=7, cutoff_perms=100)</text:p>
          </table:table-cell>
          <table:table-cell office:value-type="string">
            <text:p>10 samples</text:p>
          </table:table-cell>
          <table:table-cell/>
        </table:table-row>
        <table:table-row table:style-name="ro3">
          <table:table-cell table:number-columns-repeated="2"/>
          <table:table-cell office:value-type="float" office:value="7">
            <text:p>7</text:p>
          </table:table-cell>
          <table:table-cell office:value-type="float" office:value="1227.97">
            <text:p>1227.97</text:p>
          </table:table-cell>
          <table:table-cell office:value-type="float" office:value="2929.52">
            <text:p>2929.52</text:p>
          </table:table-cell>
          <table:table-cell office:value-type="string">
            <text:p>Epochs=100, beamWidth=15</text:p>
            <text:p>Inital random shuffle</text:p>
          </table:table-cell>
          <table:table-cell office:value-type="string">
            <text:p>Euclidean</text:p>
          </table:table-cell>
          <table:table-cell office:value-type="string">
            <text:p>calculated_distance_ordering (interval=num_cities/2+1, cutoff_length=7, cutoff_perms=100)</text:p>
          </table:table-cell>
          <table:table-cell office:value-type="string">
            <text:p>10 samples</text:p>
          </table:table-cell>
          <table:table-cell/>
        </table:table-row>
        <table:table-row table:style-name="ro3">
          <table:table-cell table:number-columns-repeated="2"/>
          <table:table-cell office:value-type="float" office:value="12">
            <text:p>12</text:p>
          </table:table-cell>
          <table:table-cell office:value-type="float" office:value="1781.81">
            <text:p>1781.81</text:p>
          </table:table-cell>
          <table:table-cell office:value-type="float" office:value="96941.16">
            <text:p>96941.16</text:p>
          </table:table-cell>
          <table:table-cell office:value-type="string">
            <text:p>Epochs=100, beamWidth=15</text:p>
            <text:p>Inital random shuffle</text:p>
          </table:table-cell>
          <table:table-cell office:value-type="string">
            <text:p>Euclidean</text:p>
          </table:table-cell>
          <table:table-cell office:value-type="string">
            <text:p>calculated_distance_ordering (interval=num_cities/2+1, cutoff_length=7, cutoff_perms=100)</text:p>
          </table:table-cell>
          <table:table-cell office:value-type="string">
            <text:p>10 samples</text:p>
          </table:table-cell>
          <table:table-cell/>
        </table:table-row>
        <table:table-row table:style-name="ro3">
          <table:table-cell table:number-columns-repeated="2"/>
          <table:table-cell office:value-type="float" office:value="16">
            <text:p>16</text:p>
          </table:table-cell>
          <table:table-cell office:value-type="float" office:value="2483.56">
            <text:p>2483.56</text:p>
          </table:table-cell>
          <table:table-cell office:value-type="float" office:value="98945.32">
            <text:p>98945.32</text:p>
          </table:table-cell>
          <table:table-cell office:value-type="string">
            <text:p>Epochs=100, beamWidth=15</text:p>
            <text:p>Inital random shuffle</text:p>
          </table:table-cell>
          <table:table-cell office:value-type="string">
            <text:p>Euclidean</text:p>
          </table:table-cell>
          <table:table-cell office:value-type="string">
            <text:p>calculated_distance_ordering (interval=num_cities/2+1, cutoff_length=7, cutoff_perms=100)</text:p>
          </table:table-cell>
          <table:table-cell office:value-type="string">
            <text:p>10 samples</text:p>
          </table:table-cell>
          <table:table-cell/>
        </table:table-row>
        <table:table-row table:style-name="ro3">
          <table:table-cell table:number-columns-repeated="2"/>
          <table:table-cell office:value-type="float" office:value="24">
            <text:p>24</text:p>
          </table:table-cell>
          <table:table-cell office:value-type="float" office:value="3674.01">
            <text:p>3674.01</text:p>
          </table:table-cell>
          <table:table-cell office:value-type="float" office:value="99562.45">
            <text:p>99562.45</text:p>
          </table:table-cell>
          <table:table-cell office:value-type="string">
            <text:p>Epochs=100, beamWidth=15</text:p>
            <text:p>Inital random shuffle</text:p>
          </table:table-cell>
          <table:table-cell office:value-type="string">
            <text:p>Euclidean</text:p>
          </table:table-cell>
          <table:table-cell office:value-type="string">
            <text:p>calculated_distance_ordering (interval=num_cities/2+1, cutoff_length=7, cutoff_perms=100)</text:p>
          </table:table-cell>
          <table:table-cell office:value-type="string">
            <text:p>10 samples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822.91">
            <text:p>822.91</text:p>
          </table:table-cell>
          <table:table-cell office:value-type="float" office:value="103.34">
            <text:p>103.34</text:p>
          </table:table-cell>
          <table:table-cell office:value-type="string">
            <text:p>Epochs=100, beamWidth=5</text:p>
          </table:table-cell>
          <table:table-cell office:value-type="string">
            <text:p>Euclidean</text:p>
          </table:table-cell>
          <table:table-cell office:value-type="string">
            <text:p>successors_with_calculated_distance_ordering_plus_random_shuffeling (interval=num_cities/2+1, cutoff_length=7, cutoff_perms=100)</text:p>
          </table:table-cell>
          <table:table-cell office:value-type="string">
            <text:p>10 samples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float" office:value="1227.97">
            <text:p>1227.97</text:p>
          </table:table-cell>
          <table:table-cell office:value-type="float" office:value="1580.43">
            <text:p>1580.43</text:p>
          </table:table-cell>
          <table:table-cell office:value-type="string">
            <text:p>Epochs=100, beamWidth=5</text:p>
          </table:table-cell>
          <table:table-cell office:value-type="string">
            <text:p>Euclidean</text:p>
          </table:table-cell>
          <table:table-cell office:value-type="string">
            <text:p>successors_with_calculated_distance_ordering_plus_random_shuffeling (interval=num_cities/2+1, cutoff_length=7, cutoff_perms=100)</text:p>
          </table:table-cell>
          <table:table-cell office:value-type="string">
            <text:p>10 sample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float" office:value="1774.49">
            <text:p>1774.49</text:p>
          </table:table-cell>
          <table:table-cell office:value-type="float" office:value="36271.76">
            <text:p>36271.76</text:p>
          </table:table-cell>
          <table:table-cell office:value-type="string">
            <text:p>Epochs=100, beamWidth=5</text:p>
          </table:table-cell>
          <table:table-cell office:value-type="string">
            <text:p>Euclidean</text:p>
          </table:table-cell>
          <table:table-cell office:value-type="string">
            <text:p>successors_with_calculated_distance_ordering_plus_random_shuffeling (interval=num_cities/2+1, cutoff_length=7, cutoff_perms=100)</text:p>
          </table:table-cell>
          <table:table-cell office:value-type="string">
            <text:p>10 sample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float" office:value="2258.2">
            <text:p>2258.2</text:p>
          </table:table-cell>
          <table:table-cell office:value-type="float" office:value="37185.66">
            <text:p>37185.66</text:p>
          </table:table-cell>
          <table:table-cell office:value-type="string">
            <text:p>Epochs=100, beamWidth=5</text:p>
          </table:table-cell>
          <table:table-cell office:value-type="string">
            <text:p>Euclidean</text:p>
          </table:table-cell>
          <table:table-cell office:value-type="string">
            <text:p>successors_with_calculated_distance_ordering_plus_random_shuffeling (interval=num_cities/2+1, cutoff_length=7, cutoff_perms=100)</text:p>
          </table:table-cell>
          <table:table-cell office:value-type="string">
            <text:p>10 samples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office:value-type="float" office:value="3439.99">
            <text:p>3439.99</text:p>
          </table:table-cell>
          <table:table-cell office:value-type="float" office:value="36171.79">
            <text:p>36171.79</text:p>
          </table:table-cell>
          <table:table-cell office:value-type="string">
            <text:p>Epochs=100, beamWidth=5</text:p>
          </table:table-cell>
          <table:table-cell office:value-type="string">
            <text:p>Euclidean</text:p>
          </table:table-cell>
          <table:table-cell office:value-type="string">
            <text:p>successors_with_calculated_distance_ordering_plus_random_shuffeling (interval=num_cities/2+1, cutoff_length=7, cutoff_perms=100)</text:p>
          </table:table-cell>
          <table:table-cell office:value-type="string">
            <text:p>10 samples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office:value-type="float" office:value="4253.68">
            <text:p>4253.68</text:p>
          </table:table-cell>
          <table:table-cell office:value-type="float" office:value="36817.01">
            <text:p>36817.01</text:p>
          </table:table-cell>
          <table:table-cell office:value-type="string">
            <text:p>Epochs=100, beamWidth=5</text:p>
          </table:table-cell>
          <table:table-cell office:value-type="string">
            <text:p>Euclidean</text:p>
          </table:table-cell>
          <table:table-cell office:value-type="string">
            <text:p>successors_with_calculated_distance_ordering_plus_random_shuffeling (interval=num_cities/2+1, cutoff_length=7, cutoff_perms=100)</text:p>
          </table:table-cell>
          <table:table-cell office:value-type="string">
            <text:p>10 sample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float" office:value="1772.74">
            <text:p>1772.74</text:p>
          </table:table-cell>
          <table:table-cell office:value-type="float" office:value="104313.26">
            <text:p>104313.26</text:p>
          </table:table-cell>
          <table:table-cell office:value-type="string">
            <text:p>Epochs=100, beamWidth=15</text:p>
          </table:table-cell>
          <table:table-cell office:value-type="string">
            <text:p>Euclidean</text:p>
          </table:table-cell>
          <table:table-cell office:value-type="string">
            <text:p>successors_with_calculated_distance_ordering_plus_random_shuffeling (interval=num_cities/2+1, cutoff_length=7, cutoff_perms=100)</text:p>
          </table:table-cell>
          <table:table-cell office:value-type="string">
            <text:p>4 sample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float" office:value="2069.25">
            <text:p>2069.25</text:p>
          </table:table-cell>
          <table:table-cell office:value-type="float" office:value="106007.97">
            <text:p>106007.97</text:p>
          </table:table-cell>
          <table:table-cell office:value-type="string">
            <text:p>Epochs=100, beamWidth=15</text:p>
          </table:table-cell>
          <table:table-cell office:value-type="string">
            <text:p>Euclidean</text:p>
          </table:table-cell>
          <table:table-cell office:value-type="string">
            <text:p>successors_with_calculated_distance_ordering_plus_random_shuffeling (interval=num_cities/2+1, cutoff_length=7, cutoff_perms=100)</text:p>
          </table:table-cell>
          <table:table-cell office:value-type="string">
            <text:p>4 samples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office:value-type="float" office:value="3127.96">
            <text:p>3127.96</text:p>
          </table:table-cell>
          <table:table-cell office:value-type="float" office:value="110544.21">
            <text:p>110544.21</text:p>
          </table:table-cell>
          <table:table-cell office:value-type="string">
            <text:p>Epochs=100, beamWidth=15</text:p>
          </table:table-cell>
          <table:table-cell office:value-type="string">
            <text:p>Euclidean</text:p>
          </table:table-cell>
          <table:table-cell office:value-type="string">
            <text:p>successors_with_calculated_distance_ordering_plus_random_shuffeling (interval=num_cities/2+1, cutoff_length=7, cutoff_perms=100)</text:p>
          </table:table-cell>
          <table:table-cell office:value-type="string">
            <text:p>4 samples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office:value-type="float" office:value="4170.72">
            <text:p>4170.72</text:p>
          </table:table-cell>
          <table:table-cell office:value-type="float" office:value="115621.04">
            <text:p>115621.04</text:p>
          </table:table-cell>
          <table:table-cell office:value-type="string">
            <text:p>Epochs=100, beamWidth=15</text:p>
          </table:table-cell>
          <table:table-cell office:value-type="string">
            <text:p>Euclidean</text:p>
          </table:table-cell>
          <table:table-cell office:value-type="string">
            <text:p>successors_with_calculated_distance_ordering_plus_random_shuffeling (interval=num_cities/2+1, cutoff_length=7, cutoff_perms=100)</text:p>
          </table:table-cell>
          <table:table-cell office:value-type="string">
            <text:p>4 samples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2" office:value-type="string">
            <text:p>Simulated Annealing</text:p>
          </table:table-cell>
          <table:table-cell table:style-name="ce2" table:number-columns-repeated="8"/>
        </table:table-row>
        <table:table-row table:style-name="ro3">
          <table:table-cell table:number-columns-repeated="2"/>
          <table:table-cell office:value-type="float" office:value="4">
            <text:p>4</text:p>
          </table:table-cell>
          <table:table-cell office:value-type="float" office:value="822.91">
            <text:p>822.91</text:p>
          </table:table-cell>
          <table:table-cell office:value-type="float" office:value="48.82">
            <text:p>48.82</text:p>
          </table:table-cell>
          <table:table-cell office:value-type="string">
            <text:p>Epochs=100, alpha=0.95,</text:p>
            <text:p>Initial_temperature=1e6</text:p>
          </table:table-cell>
          <table:table-cell office:value-type="string">
            <text:p>Euclidean</text:p>
          </table:table-cell>
          <table:table-cell office:value-type="string">
            <text:p>calculated_distance_ordering (interval=num_cities/2+1, cutoff_length=7, cutoff_perms=100)</text:p>
          </table:table-cell>
          <table:table-cell office:value-type="string">
            <text:p>10 samples</text:p>
          </table:table-cell>
          <table:table-cell office:value-type="string">
            <text:p>Note: tmperature steps = 629</text:p>
          </table:table-cell>
        </table:table-row>
        <table:table-row table:style-name="ro3">
          <table:table-cell table:number-columns-repeated="2"/>
          <table:table-cell office:value-type="float" office:value="7">
            <text:p>7</text:p>
          </table:table-cell>
          <table:table-cell office:value-type="float" office:value="1410.66">
            <text:p>1410.66</text:p>
          </table:table-cell>
          <table:table-cell office:value-type="float" office:value="963.97">
            <text:p>963.97</text:p>
          </table:table-cell>
          <table:table-cell office:value-type="string">
            <text:p>Epochs=100, alpha=0.95,</text:p>
            <text:p>Initial_temperature=1e6</text:p>
          </table:table-cell>
          <table:table-cell office:value-type="string">
            <text:p>Euclidean</text:p>
          </table:table-cell>
          <table:table-cell office:value-type="string">
            <text:p>calculated_distance_ordering (interval=num_cities/2+1, cutoff_length=7, cutoff_perms=100)</text:p>
          </table:table-cell>
          <table:table-cell office:value-type="string">
            <text:p>10 samples</text:p>
          </table:table-cell>
          <table:table-cell/>
        </table:table-row>
        <table:table-row table:style-name="ro3">
          <table:table-cell table:number-columns-repeated="2"/>
          <table:table-cell office:value-type="float" office:value="12">
            <text:p>12</text:p>
          </table:table-cell>
          <table:table-cell office:value-type="float" office:value="3070.79">
            <text:p>3070.79</text:p>
          </table:table-cell>
          <table:table-cell office:value-type="float" office:value="40099.64">
            <text:p>40099.64</text:p>
          </table:table-cell>
          <table:table-cell office:value-type="string">
            <text:p>Epochs=100, alpha=0.95,</text:p>
            <text:p>Initial_temperature=1e6</text:p>
          </table:table-cell>
          <table:table-cell office:value-type="string">
            <text:p>Euclidean</text:p>
          </table:table-cell>
          <table:table-cell office:value-type="string">
            <text:p>calculated_distance_ordering (interval=num_cities/2+1, cutoff_length=7, cutoff_perms=100)</text:p>
          </table:table-cell>
          <table:table-cell office:value-type="string">
            <text:p>10 samples</text:p>
          </table:table-cell>
          <table:table-cell/>
        </table:table-row>
        <table:table-row table:style-name="ro3">
          <table:table-cell table:number-columns-repeated="2"/>
          <table:table-cell office:value-type="float" office:value="16">
            <text:p>16</text:p>
          </table:table-cell>
          <table:table-cell office:value-type="float" office:value="3784.84">
            <text:p>3784.84</text:p>
          </table:table-cell>
          <table:table-cell office:value-type="float" office:value="40594.56">
            <text:p>40594.56</text:p>
          </table:table-cell>
          <table:table-cell office:value-type="string">
            <text:p>Epochs=100, alpha=0.95,</text:p>
            <text:p>Initial_temperature=1e6</text:p>
          </table:table-cell>
          <table:table-cell office:value-type="string">
            <text:p>Euclidean</text:p>
          </table:table-cell>
          <table:table-cell office:value-type="string">
            <text:p>calculated_distance_ordering (interval=num_cities/2+1, cutoff_length=7, cutoff_perms=100)</text:p>
          </table:table-cell>
          <table:table-cell office:value-type="string">
            <text:p>10 samples</text:p>
          </table:table-cell>
          <table:table-cell/>
        </table:table-row>
        <table:table-row table:style-name="ro3">
          <table:table-cell table:number-columns-repeated="2"/>
          <table:table-cell office:value-type="float" office:value="24">
            <text:p>24</text:p>
          </table:table-cell>
          <table:table-cell office:value-type="float" office:value="5260.44">
            <text:p>5260.44</text:p>
          </table:table-cell>
          <table:table-cell office:value-type="float" office:value="40237.34">
            <text:p>40237.34</text:p>
          </table:table-cell>
          <table:table-cell office:value-type="string">
            <text:p>Epochs=100, alpha=0.95,</text:p>
            <text:p>Initial_temperature=1e6</text:p>
          </table:table-cell>
          <table:table-cell office:value-type="string">
            <text:p>Euclidean</text:p>
          </table:table-cell>
          <table:table-cell office:value-type="string">
            <text:p>calculated_distance_ordering (interval=num_cities/2+1, cutoff_length=7, cutoff_perms=100)</text:p>
          </table:table-cell>
          <table:table-cell office:value-type="string">
            <text:p>10 sample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3">
          <table:table-cell table:number-columns-repeated="2"/>
          <table:table-cell office:value-type="float" office:value="7">
            <text:p>7</text:p>
          </table:table-cell>
          <table:table-cell office:value-type="float" office:value="1410.66">
            <text:p>1410.66</text:p>
          </table:table-cell>
          <table:table-cell office:value-type="float" office:value="958.36">
            <text:p>958.36</text:p>
          </table:table-cell>
          <table:table-cell office:value-type="string">
            <text:p>Epochs=100, alpha=0.95,</text:p>
            <text:p>Initial_temperature=1e6</text:p>
          </table:table-cell>
          <table:table-cell office:value-type="string">
            <text:p>Euclidean</text:p>
          </table:table-cell>
          <table:table-cell office:value-type="string">
            <text:p>calculated_distance_ordering (interval=num_cities/2+1, cutoff_length=7, cutoff_perms=100)</text:p>
          </table:table-cell>
          <table:table-cell office:value-type="string">
            <text:p>10 samples</text:p>
          </table:table-cell>
          <table:table-cell office:value-type="string">
            <text:p>Note: tmperature steps = 629</text:p>
          </table:table-cell>
        </table:table-row>
        <table:table-row table:style-name="ro3">
          <table:table-cell table:number-columns-repeated="2"/>
          <table:table-cell office:value-type="float" office:value="7">
            <text:p>7</text:p>
          </table:table-cell>
          <table:table-cell office:value-type="float" office:value="1410.66">
            <text:p>1410.66</text:p>
          </table:table-cell>
          <table:table-cell office:value-type="float" office:value="220.16">
            <text:p>220.16</text:p>
          </table:table-cell>
          <table:table-cell office:value-type="string">
            <text:p>Epochs=100, alpha=0.80,</text:p>
            <text:p>Initial_temperature=1e6</text:p>
          </table:table-cell>
          <table:table-cell office:value-type="string">
            <text:p>Euclidean</text:p>
          </table:table-cell>
          <table:table-cell office:value-type="string">
            <text:p>calculated_distance_ordering (interval=num_cities/2+1, cutoff_length=7, cutoff_perms=100)</text:p>
          </table:table-cell>
          <table:table-cell office:value-type="string">
            <text:p>10 samples</text:p>
          </table:table-cell>
          <table:table-cell office:value-type="string">
            <text:p>Note: tmperature steps = 145</text:p>
          </table:table-cell>
        </table:table-row>
        <table:table-row table:style-name="ro3">
          <table:table-cell table:number-columns-repeated="2"/>
          <table:table-cell office:value-type="float" office:value="7">
            <text:p>7</text:p>
          </table:table-cell>
          <table:table-cell office:value-type="float" office:value="1410.66">
            <text:p>1410.66</text:p>
          </table:table-cell>
          <table:table-cell office:value-type="float" office:value="248.46">
            <text:p>248.46</text:p>
          </table:table-cell>
          <table:table-cell office:value-type="string">
            <text:p>Epochs=100, alpha=0.98,</text:p>
            <text:p>Initial_temperature=1e6</text:p>
          </table:table-cell>
          <table:table-cell office:value-type="string">
            <text:p>Euclidean</text:p>
          </table:table-cell>
          <table:table-cell office:value-type="string">
            <text:p>calculated_distance_ordering (interval=num_cities/2+1, cutoff_length=7, cutoff_perms=100)</text:p>
          </table:table-cell>
          <table:table-cell office:value-type="string">
            <text:p>10 samples</text:p>
          </table:table-cell>
          <table:table-cell office:value-type="string">
            <text:p>Note: tmperature steps = 1596</text:p>
          </table:table-cell>
        </table:table-row>
        <table:table-row table:style-name="ro3">
          <table:table-cell table:number-columns-repeated="2"/>
          <table:table-cell office:value-type="float" office:value="7">
            <text:p>7</text:p>
          </table:table-cell>
          <table:table-cell office:value-type="float" office:value="1410.66">
            <text:p>1410.66</text:p>
          </table:table-cell>
          <table:table-cell office:value-type="float" office:value="1916.33">
            <text:p>1916.33</text:p>
          </table:table-cell>
          <table:table-cell office:value-type="string">
            <text:p>Epochs=100, alpha=0.995,</text:p>
            <text:p>Initial_temperature=1e8</text:p>
          </table:table-cell>
          <table:table-cell office:value-type="string">
            <text:p>Euclidean</text:p>
          </table:table-cell>
          <table:table-cell office:value-type="string">
            <text:p>calculated_distance_ordering (interval=num_cities/2+1, cutoff_length=7, cutoff_perms=100)</text:p>
          </table:table-cell>
          <table:table-cell office:value-type="string">
            <text:p>10 samples</text:p>
          </table:table-cell>
          <table:table-cell office:value-type="string">
            <text:p>Note: tmperature steps = 7350</text:p>
          </table:table-cell>
        </table:table-row>
        <table:table-row table:style-name="ro3">
          <table:table-cell table:number-columns-repeated="2"/>
          <table:table-cell office:value-type="float" office:value="7">
            <text:p>7</text:p>
          </table:table-cell>
          <table:table-cell office:value-type="float" office:value="1227.97">
            <text:p>1227.97</text:p>
          </table:table-cell>
          <table:table-cell office:value-type="float" office:value="1904.22">
            <text:p>1904.22</text:p>
          </table:table-cell>
          <table:table-cell office:value-type="string">
            <text:p>Epochs=100, alpha=0.95,</text:p>
            <text:p>Initial_temperature=1e6</text:p>
          </table:table-cell>
          <table:table-cell office:value-type="string">
            <text:p>Euclidean</text:p>
          </table:table-cell>
          <table:table-cell office:value-type="string">
            <text:p>successors_with_calculated_distance_ordering_plus_random_shuffeling (interval=num_cities/2+1, cutoff_length=7, cutoff_perms=100)</text:p>
          </table:table-cell>
          <table:table-cell office:value-type="string">
            <text:p>10 samples</text:p>
          </table:table-cell>
          <table:table-cell office:value-type="string">
            <text:p>Note: tmperature steps = 629</text:p>
          </table:table-cell>
        </table:table-row>
        <table:table-row table:style-name="ro3">
          <table:table-cell table:number-columns-repeated="2"/>
          <table:table-cell office:value-type="float" office:value="7">
            <text:p>7</text:p>
          </table:table-cell>
          <table:table-cell office:value-type="float" office:value="1227.97">
            <text:p>1227.97</text:p>
          </table:table-cell>
          <table:table-cell office:value-type="float" office:value="449.39">
            <text:p>449.39</text:p>
          </table:table-cell>
          <table:table-cell office:value-type="string">
            <text:p>Epochs=100, alpha=0.80,</text:p>
            <text:p>Initial_temperature=1e6</text:p>
          </table:table-cell>
          <table:table-cell office:value-type="string">
            <text:p>Euclidean</text:p>
          </table:table-cell>
          <table:table-cell office:value-type="string">
            <text:p>successors_with_calculated_distance_ordering_plus_random_shuffeling (interval=num_cities/2+1, cutoff_length=7, cutoff_perms=100)</text:p>
          </table:table-cell>
          <table:table-cell office:value-type="string">
            <text:p>10 samples</text:p>
          </table:table-cell>
          <table:table-cell office:value-type="string">
            <text:p>Note: tmperature steps = 145</text:p>
          </table:table-cell>
        </table:table-row>
        <table:table-row table:style-name="ro3">
          <table:table-cell table:number-columns-repeated="2"/>
          <table:table-cell office:value-type="float" office:value="4">
            <text:p>4</text:p>
          </table:table-cell>
          <table:table-cell office:value-type="float" office:value="822.91">
            <text:p>822.91</text:p>
          </table:table-cell>
          <table:table-cell office:value-type="float" office:value="48.82">
            <text:p>48.82</text:p>
          </table:table-cell>
          <table:table-cell office:value-type="string">
            <text:p>Epochs=100, alpha=0.95,</text:p>
            <text:p>Initial_temperature=1e6</text:p>
          </table:table-cell>
          <table:table-cell office:value-type="string">
            <text:p>Euclidean</text:p>
          </table:table-cell>
          <table:table-cell office:value-type="string">
            <text:p>successors_with_calculated_distance_ordering_plus_random_shuffeling (interval=num_cities/2+1, cutoff_length=7, cutoff_perms=100)</text:p>
          </table:table-cell>
          <table:table-cell office:value-type="string">
            <text:p>10 samples</text:p>
          </table:table-cell>
          <table:table-cell office:value-type="string">
            <text:p>Note: tmperature steps = 629</text:p>
          </table:table-cell>
        </table:table-row>
        <table:table-row table:style-name="ro3">
          <table:table-cell table:number-columns-repeated="2"/>
          <table:table-cell office:value-type="float" office:value="7">
            <text:p>7</text:p>
          </table:table-cell>
          <table:table-cell office:value-type="float" office:value="1227.97">
            <text:p>1227.97</text:p>
          </table:table-cell>
          <table:table-cell office:value-type="float" office:value="449.39">
            <text:p>449.39</text:p>
          </table:table-cell>
          <table:table-cell office:value-type="string">
            <text:p>Epochs=100, alpha=0.95,</text:p>
            <text:p>Initial_temperature=1e6</text:p>
          </table:table-cell>
          <table:table-cell office:value-type="string">
            <text:p>Euclidean</text:p>
          </table:table-cell>
          <table:table-cell office:value-type="string">
            <text:p>successors_with_calculated_distance_ordering_plus_random_shuffeling (interval=num_cities/2+1, cutoff_length=7, cutoff_perms=100)</text:p>
          </table:table-cell>
          <table:table-cell office:value-type="string">
            <text:p>10 samples</text:p>
          </table:table-cell>
          <table:table-cell/>
        </table:table-row>
        <table:table-row table:style-name="ro3">
          <table:table-cell table:number-columns-repeated="2"/>
          <table:table-cell office:value-type="float" office:value="12">
            <text:p>12</text:p>
          </table:table-cell>
          <table:table-cell office:value-type="float" office:value="1782.27">
            <text:p>1782.27</text:p>
          </table:table-cell>
          <table:table-cell office:value-type="float" office:value="43073.7">
            <text:p>43073.7</text:p>
          </table:table-cell>
          <table:table-cell office:value-type="string">
            <text:p>Epochs=100, alpha=0.95,</text:p>
            <text:p>Initial_temperature=1e6</text:p>
          </table:table-cell>
          <table:table-cell office:value-type="string">
            <text:p>Euclidean</text:p>
          </table:table-cell>
          <table:table-cell office:value-type="string">
            <text:p>successors_with_calculated_distance_ordering_plus_random_shuffeling (interval=num_cities/2+1, cutoff_length=7, cutoff_perms=100)</text:p>
          </table:table-cell>
          <table:table-cell office:value-type="string">
            <text:p>10 samples</text:p>
          </table:table-cell>
          <table:table-cell/>
        </table:table-row>
        <table:table-row table:style-name="ro3">
          <table:table-cell table:number-columns-repeated="2"/>
          <table:table-cell office:value-type="float" office:value="16">
            <text:p>16</text:p>
          </table:table-cell>
          <table:table-cell office:value-type="float" office:value="2303.32">
            <text:p>2303.32</text:p>
          </table:table-cell>
          <table:table-cell office:value-type="float" office:value="44395.92">
            <text:p>44395.92</text:p>
          </table:table-cell>
          <table:table-cell office:value-type="string">
            <text:p>Epochs=100, alpha=0.95,</text:p>
            <text:p>Initial_temperature=1e6</text:p>
          </table:table-cell>
          <table:table-cell office:value-type="string">
            <text:p>Euclidean</text:p>
          </table:table-cell>
          <table:table-cell office:value-type="string">
            <text:p>successors_with_calculated_distance_ordering_plus_random_shuffeling (interval=num_cities/2+1, cutoff_length=7, cutoff_perms=100)</text:p>
          </table:table-cell>
          <table:table-cell office:value-type="string">
            <text:p>10 samples</text:p>
          </table:table-cell>
          <table:table-cell/>
        </table:table-row>
        <table:table-row table:style-name="ro3">
          <table:table-cell table:number-columns-repeated="2"/>
          <table:table-cell office:value-type="float" office:value="24">
            <text:p>24</text:p>
          </table:table-cell>
          <table:table-cell office:value-type="float" office:value="3503.81">
            <text:p>3503.81</text:p>
          </table:table-cell>
          <table:table-cell office:value-type="float" office:value="45479.54">
            <text:p>45479.54</text:p>
          </table:table-cell>
          <table:table-cell office:value-type="string">
            <text:p>Epochs=100, alpha=0.95,</text:p>
            <text:p>Initial_temperature=1e6</text:p>
          </table:table-cell>
          <table:table-cell office:value-type="string">
            <text:p>Euclidean</text:p>
          </table:table-cell>
          <table:table-cell office:value-type="string">
            <text:p>successors_with_calculated_distance_ordering_plus_random_shuffeling (interval=num_cities/2+1, cutoff_length=7, cutoff_perms=100)</text:p>
          </table:table-cell>
          <table:table-cell office:value-type="string">
            <text:p>10 sample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3">
          <table:table-cell table:number-columns-repeated="2"/>
          <table:table-cell office:value-type="float" office:value="12">
            <text:p>12</text:p>
          </table:table-cell>
          <table:table-cell office:value-type="float" office:value="1772.74">
            <text:p>1772.74</text:p>
          </table:table-cell>
          <table:table-cell office:value-type="float" office:value="236346.87">
            <text:p>236346.87</text:p>
          </table:table-cell>
          <table:table-cell office:value-type="string">
            <text:p>Epochs=100, alpha=0.99,</text:p>
            <text:p>Initial_temperature=1e7</text:p>
          </table:table-cell>
          <table:table-cell office:value-type="string">
            <text:p>Euclidean</text:p>
          </table:table-cell>
          <table:table-cell office:value-type="string">
            <text:p>successors_with_calculated_distance_ordering_plus_random_shuffeling (interval=num_cities/2+1, cutoff_length=7, cutoff_perms=100)</text:p>
          </table:table-cell>
          <table:table-cell office:value-type="string">
            <text:p>4 samples</text:p>
          </table:table-cell>
          <table:table-cell/>
        </table:table-row>
        <table:table-row table:style-name="ro3">
          <table:table-cell table:number-columns-repeated="2"/>
          <table:table-cell office:value-type="float" office:value="16">
            <text:p>16</text:p>
          </table:table-cell>
          <table:table-cell office:value-type="float" office:value="2083.91">
            <text:p>2083.91</text:p>
          </table:table-cell>
          <table:table-cell office:value-type="float" office:value="240646.89">
            <text:p>240646.89</text:p>
          </table:table-cell>
          <table:table-cell office:value-type="string">
            <text:p>Epochs=100, alpha=0.99,</text:p>
            <text:p>Initial_temperature=1e7</text:p>
          </table:table-cell>
          <table:table-cell office:value-type="string">
            <text:p>Euclidean</text:p>
          </table:table-cell>
          <table:table-cell office:value-type="string">
            <text:p>successors_with_calculated_distance_ordering_plus_random_shuffeling (interval=num_cities/2+1, cutoff_length=7, cutoff_perms=100)</text:p>
          </table:table-cell>
          <table:table-cell office:value-type="string">
            <text:p>4 samples</text:p>
          </table:table-cell>
          <table:table-cell/>
        </table:table-row>
        <table:table-row table:style-name="ro3">
          <table:table-cell table:number-columns-repeated="2"/>
          <table:table-cell office:value-type="float" office:value="24">
            <text:p>24</text:p>
          </table:table-cell>
          <table:table-cell office:value-type="float" office:value="3212.62">
            <text:p>3212.62</text:p>
          </table:table-cell>
          <table:table-cell office:value-type="float" office:value="248531.47">
            <text:p>248531.47</text:p>
          </table:table-cell>
          <table:table-cell office:value-type="string">
            <text:p>Epochs=100, alpha=0.99,</text:p>
            <text:p>Initial_temperature=1e7</text:p>
          </table:table-cell>
          <table:table-cell office:value-type="string">
            <text:p>Euclidean</text:p>
          </table:table-cell>
          <table:table-cell office:value-type="string">
            <text:p>successors_with_calculated_distance_ordering_plus_random_shuffeling (interval=num_cities/2+1, cutoff_length=7, cutoff_perms=100)</text:p>
          </table:table-cell>
          <table:table-cell office:value-type="string">
            <text:p>4 samples</text:p>
          </table:table-cell>
          <table:table-cell/>
        </table:table-row>
        <table:table-row table:style-name="ro3">
          <table:table-cell/>
          <table:table-cell office:value-type="string">
            <text:p>Initial 8119.82</text:p>
          </table:table-cell>
          <table:table-cell office:value-type="float" office:value="30">
            <text:p>30</text:p>
          </table:table-cell>
          <table:table-cell office:value-type="float" office:value="4832.47">
            <text:p>4832.47</text:p>
          </table:table-cell>
          <table:table-cell office:value-type="float" office:value="252719.08">
            <text:p>252719.08</text:p>
          </table:table-cell>
          <table:table-cell office:value-type="string">
            <text:p>Epochs=100, alpha=0.99,</text:p>
            <text:p>Initial_temperature=1e7</text:p>
          </table:table-cell>
          <table:table-cell office:value-type="string">
            <text:p>Euclidean</text:p>
          </table:table-cell>
          <table:table-cell office:value-type="string">
            <text:p>successors_with_calculated_distance_ordering_plus_random_shuffeling (interval=num_cities/2+1, cutoff_length=7, cutoff_perms=100)</text:p>
          </table:table-cell>
          <table:table-cell office:value-type="string">
            <text:p>4 samples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8">18/04/2021</text:date>, <text:time>22:45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21-04-18T22:45:37.20</dc:date>
    <meta:editing-duration>PT11H58M58S</meta:editing-duration>
    <meta:editing-cycles>31</meta:editing-cycles>
    <meta:document-statistic meta:table-count="1" meta:cell-count="554" meta:object-count="0"/>
  </office:meta>
</office:document-meta>
</file>